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paragraph-rsid="001fd8bf" style:font-size-asian="16pt" style:font-size-complex="16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fd8b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fd8bf" style:font-size-asian="16pt" style:font-size-complex="16pt"/>
    </style:style>
    <style:style style:name="T3" style:family="text">
      <style:text-properties officeooo:rsid="001fd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outer(config)#hostname R1</text:span></text:p>
      <text:p text:style-name="P3">R1(config)#username cdac password cdac123</text:p>
      <text:p text:style-name="P3">R1(config)#enable password cdac123</text:p>
      <text:p text:style-name="P4"/>
      <text:p text:style-name="P1"/>
      <text:p text:style-name="P1"/>
      <text:p text:style-name="P6"><text:span text:style-name="T1">Router(config)#hostname R</text:span><text:span text:style-name="T2">2</text:span></text:p>
      <text:p text:style-name="P6">R<text:span text:style-name="T3">2</text:span>(config)#username cdac password cdac123</text:p>
      <text:p text:style-name="P6">R<text:span text:style-name="T3">2</text:span>(config)#enable password cdac123</text:p>
      <text:p text:style-name="P5"/>
      <text:p text:style-name="Standard"/>
      <text:p text:style-name="P6"><text:span text:style-name="T1">Router(config)#hostname R</text:span><text:span text:style-name="T2">3</text:span></text:p>
      <text:p text:style-name="P6">R<text:span text:style-name="T3">3</text:span>(config)#username cdac password cdac123</text:p>
      <text:p text:style-name="P6">R<text:span text:style-name="T3">3</text:span>(config)#enable password cdac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0T20:17:29.788637653</meta:creation-date>
    <dc:date>2024-10-10T20:59:07.786742292</dc:date>
    <meta:editing-duration>PT20H59M47S</meta:editing-duration>
    <meta:editing-cycles>1</meta:editing-cycles>
    <meta:document-statistic meta:table-count="0" meta:image-count="0" meta:object-count="0" meta:page-count="1" meta:paragraph-count="9" meta:word-count="27" meta:character-count="303" meta:non-whitespace-character-count="285"/>
    <meta:generator>LibreOffice/6.4.7.2$Linux_X86_64 LibreOffice_project/40$Build-2</meta:generator>
  </office:meta>
</office:document-meta>
</file>